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66" draw:textarea-vertical-align="middle"/>
    </style:style>
    <style:style style:name="gr2" style:family="graphic" style:parent-style-name="standard" style:list-style-name="L1">
      <style:graphic-properties draw:fill="solid" draw:fill-color="#99ff66" draw:textarea-vertical-align="middle"/>
    </style:style>
    <style:style style:name="gr3" style:family="graphic" style:parent-style-name="standard" style:list-style-name="L1">
      <style:graphic-properties draw:fill="solid" draw:fill-color="#ff950e" draw:textarea-vertical-align="middle"/>
    </style:style>
    <style:style style:name="gr4" style:family="graphic" style:parent-style-name="standard">
      <style:graphic-properties draw:fill="solid" draw:fill-color="#ff950e" draw:textarea-vertical-align="middle"/>
    </style:style>
    <style:style style:name="gr5" style:family="graphic" style:parent-style-name="standard" style:list-style-name="L1">
      <style:graphic-properties draw:fill="solid" draw:fill-color="#ff950e" draw:textarea-vertical-align="middle"/>
    </style:style>
    <style:style style:name="gr6" style:family="graphic" style:parent-style-name="standard">
      <style:graphic-properties draw:fill="solid" draw:fill-color="#ffff66" draw:textarea-vertical-align="middle"/>
    </style:style>
    <style:style style:name="gr7" style:family="graphic" style:parent-style-name="standard">
      <style:graphic-properties draw:fill="solid" draw:fill-color="#00ccff" draw:textarea-vertical-align="middle"/>
    </style:style>
    <style:style style:name="gr8" style:family="graphic" style:parent-style-name="standard">
      <style:graphic-properties draw:fill="solid" draw:fill-color="#ff99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SimSun" style:font-family-generic-asian="system" style:font-pitch-asian="variable" style:font-size-asian="14pt" style:font-style-asian="normal" style:font-weight-asian="normal" style:font-family-complex="'Lucida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683cm" svg:height="2.54cm" svg:x="3.54cm" svg:y="12.43cm">
          <text:p text:style-name="P1"><text:span text:style-name="T1">Power </text:span></text:p>
          <text:p text:style-name="P1"><text:span text:style-name="T1">Monitoring</text:span></text:p>
          <text:p text:style-name="P1"/>
        </draw:rect>
        <draw:rect draw:style-name="gr2" draw:text-style-name="P2" draw:layer="layout" svg:width="3.683cm" svg:height="2.54cm" svg:x="7.223cm" svg:y="12.43cm">
          <text:p text:style-name="P2"><text:span text:style-name="T1">Ultrasonic</text:span></text:p>
          <text:p text:style-name="P2"><text:span text:style-name="T1">Distance</text:span></text:p>
          <text:p text:style-name="P2"><text:span text:style-name="T1">Sensor</text:span></text:p>
          <text:p text:style-name="P2"><text:span text:style-name="T1"/></text:p>
        </draw:rect>
        <draw:rect draw:style-name="gr3" draw:text-style-name="P2" draw:layer="layout" svg:width="3.683cm" svg:height="2.54cm" svg:x="10.906cm" svg:y="12.43cm">
          <text:p text:style-name="P2"><text:span text:style-name="T1">Ultrasonic</text:span></text:p>
          <text:p text:style-name="P2"><text:span text:style-name="T1">Azimuth</text:span></text:p>
          <text:p text:style-name="P2"><text:span text:style-name="T1">Servo</text:span></text:p>
          <text:p text:style-name="P2"><text:span text:style-name="T1"/></text:p>
        </draw:rect>
        <draw:rect draw:style-name="gr1" draw:text-style-name="P1" draw:layer="layout" svg:width="3.884cm" svg:height="0.762cm" svg:x="3.693cm" svg:y="15.859cm">
          <text:p text:style-name="P1">Sensors</text:p>
        </draw:rect>
        <draw:rect draw:style-name="gr4" draw:text-style-name="P1" draw:layer="layout" svg:width="3.884cm" svg:height="0.762cm" svg:x="3.667cm" svg:y="16.621cm">
          <text:p text:style-name="P1">Actuators</text:p>
        </draw:rect>
        <draw:rect draw:style-name="gr5" draw:text-style-name="P2" draw:layer="layout" svg:width="3.683cm" svg:height="2.54cm" svg:x="14.589cm" svg:y="12.43cm">
          <text:p text:style-name="P2"><text:span text:style-name="T1">4 Wheel</text:span></text:p>
          <text:p text:style-name="P2"><text:span text:style-name="T1">Drive</text:span></text:p>
          <text:p text:style-name="P2"><text:span text:style-name="T1">Servos</text:span></text:p>
          <text:p text:style-name="P2"><text:span text:style-name="T1"/></text:p>
        </draw:rect>
        <draw:rect draw:style-name="gr6" draw:text-style-name="P1" draw:layer="layout" svg:width="14.732cm" svg:height="1.016cm" svg:x="3.54cm" svg:y="11.414cm">
          <text:p text:style-name="P1">Arduino Uno Controller</text:p>
        </draw:rect>
        <draw:rect draw:style-name="gr6" draw:text-style-name="P1" draw:layer="layout" svg:width="3.884cm" svg:height="0.762cm" svg:x="3.693cm" svg:y="17.383cm">
          <text:p text:style-name="P1">Controllers</text:p>
        </draw:rect>
        <draw:rect draw:style-name="gr7" draw:text-style-name="P1" draw:layer="layout" svg:width="3.683cm" svg:height="2.54cm" svg:x="1.84cm" svg:y="8.874cm">
          <text:p text:style-name="P1"><text:span text:style-name="T1">MQTT</text:span></text:p>
          <text:p text:style-name="P1"><text:span text:style-name="T1">Message</text:span></text:p>
          <text:p text:style-name="P1"><text:span text:style-name="T1">Broker</text:span></text:p>
          <text:p text:style-name="P1"/>
        </draw:rect>
        <draw:rect draw:style-name="gr1" draw:text-style-name="P1" draw:layer="layout" svg:width="3.683cm" svg:height="2.54cm" svg:x="12.889cm" svg:y="8.874cm">
          <text:p text:style-name="P1"><text:span text:style-name="T1">JeVois</text:span></text:p>
          <text:p text:style-name="P1"><text:span text:style-name="T1">Visual</text:span></text:p>
          <text:p text:style-name="P1"><text:span text:style-name="T1">ML system</text:span></text:p>
          <text:p text:style-name="P1"/>
        </draw:rect>
        <draw:rect draw:style-name="gr8" draw:text-style-name="P1" draw:layer="layout" svg:width="3.683cm" svg:height="2.54cm" svg:x="9.206cm" svg:y="8.874cm">
          <text:p text:style-name="P1"><text:span text:style-name="T1">Behavior</text:span></text:p>
          <text:p text:style-name="P1"><text:span text:style-name="T1">Processes</text:span></text:p>
          <text:p text:style-name="P1"/>
        </draw:rect>
        <draw:rect draw:style-name="gr6" draw:text-style-name="P1" draw:layer="layout" svg:width="18.415cm" svg:height="1.016cm" svg:x="1.889cm" svg:y="7.858cm">
          <text:p text:style-name="P1">RpiZero Controller</text:p>
        </draw:rect>
        <draw:rect draw:style-name="gr1" draw:text-style-name="P1" draw:layer="layout" svg:width="3.683cm" svg:height="2.54cm" svg:x="5.523cm" svg:y="8.874cm">
          <text:p text:style-name="P1"><text:span text:style-name="T1">Monitoring</text:span></text:p>
          <text:p text:style-name="P1"><text:span text:style-name="T1">Processes</text:span></text:p>
          <text:p text:style-name="P1"/>
        </draw:rect>
        <draw:rect draw:style-name="gr7" draw:text-style-name="P1" draw:layer="layout" svg:width="3.884cm" svg:height="0.762cm" svg:x="8.112cm" svg:y="15.859cm">
          <text:p text:style-name="P1">Infrastructure</text:p>
        </draw:rect>
        <draw:rect draw:style-name="gr8" draw:text-style-name="P1" draw:layer="layout" svg:width="3.884cm" svg:height="0.762cm" svg:x="8.112cm" svg:y="16.621cm">
          <text:p text:style-name="P1">Behaviors</text:p>
        </draw:rect>
        <draw:rect draw:style-name="gr1" draw:text-style-name="P1" draw:layer="layout" svg:width="3.683cm" svg:height="2.54cm" svg:x="5.524cm" svg:y="8.874cm">
          <text:p text:style-name="P1"><text:span text:style-name="T1">Monitoring</text:span></text:p>
          <text:p text:style-name="P1"><text:span text:style-name="T1">Processes</text:span></text:p>
          <text:p text:style-name="P1"/>
        </draw:rect>
        <draw:rect draw:style-name="gr7" draw:text-style-name="P1" draw:layer="layout" svg:width="3.683cm" svg:height="2.54cm" svg:x="9.255cm" svg:y="5.318cm">
          <text:p text:style-name="P1"><text:span text:style-name="T1">Prometheus</text:span></text:p>
          <text:p text:style-name="P1"><text:span text:style-name="T1">Grafana</text:span></text:p>
          <text:p text:style-name="P1"><text:span text:style-name="T1">Dashboards</text:span></text:p>
          <text:p text:style-name="P1"/>
        </draw:rect>
        <draw:rect draw:style-name="gr6" draw:text-style-name="P1" draw:layer="layout" svg:width="5.461cm" svg:height="1.016cm" svg:x="8.366cm" svg:y="4.302cm">
          <text:p text:style-name="P1">RpiSky Controller</text:p>
        </draw:rect>
        <draw:rect draw:style-name="gr1" draw:text-style-name="P1" draw:layer="layout" svg:width="3.683cm" svg:height="2.54cm" svg:x="16.621cm" svg:y="8.874cm">
          <text:p text:style-name="P1"><text:span text:style-name="T1">Behaviors</text:span></text:p>
          <text:p text:style-name="P1"><text:span text:style-name="T1">Driven by</text:span></text:p>
          <text:p text:style-name="P1"><text:span text:style-name="T1">Tiny ML</text:span>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rge Loyer</meta:initial-creator>
    <meta:creation-date>2020-04-18T18:05:55</meta:creation-date>
    <dc:date>2020-04-18T18:33:57</dc:date>
    <dc:creator>George Loyer</dc:creator>
    <meta:editing-duration>PT12M23S</meta:editing-duration>
    <meta:editing-cycles>1</meta:editing-cycles>
    <meta:document-statistic meta:object-count="19"/>
    <meta:generator>OpenOffice/4.1.5$Unix OpenOffice.org_project/415m1$Build-9789</meta:generator>
  </office:meta>
</office:document-meta>
</file>